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75b2a" style:font-weight-asian="bold" style:font-weight-complex="bold"/>
    </style:style>
    <style:style style:name="P2" style:family="paragraph" style:parent-style-name="Standard">
      <style:text-properties fo:font-weight="normal" officeooo:paragraph-rsid="00175b2a" style:font-weight-asian="normal" style:font-weight-complex="normal"/>
    </style:style>
    <style:style style:name="P3" style:family="paragraph" style:parent-style-name="Standard">
      <style:text-properties fo:font-weight="normal" officeooo:paragraph-rsid="00195208" style:font-weight-asian="normal" style:font-weight-complex="normal"/>
    </style:style>
    <style:style style:name="P4" style:family="paragraph" style:parent-style-name="Standard">
      <style:text-properties fo:font-weight="normal" officeooo:paragraph-rsid="001b3fd1" style:font-weight-asian="normal" style:font-weight-complex="normal"/>
    </style:style>
    <style:style style:name="P5" style:family="paragraph" style:parent-style-name="Standard">
      <style:text-properties fo:font-weight="normal" officeooo:paragraph-rsid="001c1981" style:font-weight-asian="normal" style:font-weight-complex="normal"/>
    </style:style>
    <style:style style:name="P6" style:family="paragraph" style:parent-style-name="Standard">
      <style:text-properties fo:font-weight="normal" officeooo:paragraph-rsid="001c9e31" style:font-weight-asian="normal" style:font-weight-complex="normal"/>
    </style:style>
    <style:style style:name="P7" style:family="paragraph" style:parent-style-name="Standard">
      <style:text-properties fo:font-weight="normal" officeooo:paragraph-rsid="001d2230" style:font-weight-asian="normal" style:font-weight-complex="normal"/>
    </style:style>
    <style:style style:name="T1" style:family="text">
      <style:text-properties officeooo:rsid="00175b2a"/>
    </style:style>
    <style:style style:name="T2" style:family="text">
      <style:text-properties fo:font-style="italic" officeooo:rsid="00175b2a" style:font-style-asian="italic" style:font-style-complex="italic"/>
    </style:style>
    <style:style style:name="T3" style:family="text">
      <style:text-properties officeooo:rsid="00195208"/>
    </style:style>
    <style:style style:name="T4" style:family="text">
      <style:text-properties officeooo:rsid="001b3fd1"/>
    </style:style>
    <style:style style:name="T5" style:family="text">
      <style:text-properties fo:font-weight="normal" officeooo:rsid="00175b2a" style:font-weight-asian="normal" style:font-weight-complex="normal"/>
    </style:style>
    <style:style style:name="T6" style:family="text">
      <style:text-properties fo:font-weight="normal" officeooo:rsid="001b3fd1" style:font-weight-asian="normal" style:font-weight-complex="normal"/>
    </style:style>
    <style:style style:name="T7" style:family="text">
      <style:text-properties officeooo:rsid="001c9e31"/>
    </style:style>
    <style:style style:name="T8" style:family="text">
      <style:text-properties officeooo:rsid="001d2230"/>
    </style:style>
    <style:style style:name="T9" style:family="text">
      <style:text-properties officeooo:rsid="001d5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pte-rendu réunion client du 22 mars 2013</text:span></text:p>
      <text:p text:style-name="P1"><text:span text:style-name="T1"/></text:p>
      <text:p text:style-name="P2"><text:span text:style-name="T1">Terrain :</text:span></text:p>
      <text:p text:style-name="P2"><text:span text:style-name="T1">- changer la couleur des pions, pas en gris</text:span></text:p>
      <text:p text:style-name="P2"><text:span text:style-name="T1">- La couleur du meneur doit être plus claire que les autres joueurs</text:span></text:p>
      <text:p text:style-name="P2"><text:span text:style-name="T1">- Ajouter une bordure de chaque coté</text:span></text:p>
      <text:p text:style-name="P6"><text:span text:style-name="T7">- Rétrécir le ballon pour qu'il soit visible s</text:span><text:span text:style-name="T8">'il est sur</text:span><text:span text:style-name="T7"> un joueur</text:span></text:p>
      <text:p text:style-name="P2"><text:span text:style-name="T1"/></text:p>
      <text:p text:style-name="P2"><text:span text:style-name="T1">Vue Joueurs :</text:span></text:p>
      <text:p text:style-name="P2"><text:span text:style-name="T1">- Nom du meneur en gras</text:span></text:p>
      <text:p text:style-name="P2"><text:span text:style-name="T1"/></text:p>
      <text:p text:style-name="P2"><text:span text:style-name="T1">Vue </text:span><text:span text:style-name="T3">Édition</text:span><text:span text:style-name="T1"> :</text:span></text:p>
      <text:p text:style-name="P5"><text:span text:style-name="T1">- Les joueurs doivent être dans leur équipe</text:span></text:p>
      <text:p text:style-name="P5"><text:span text:style-name="T1">- Retirer la position </text:span><text:span text:style-name="T2">AUCUNE</text:span></text:p>
      <text:p text:style-name="P2"><text:span text:style-name="T1">- Lier </text:span><text:span text:style-name="T7">tous les déplacements </text:span><text:span text:style-name="T3">au dessin</text:span></text:p>
      <text:p text:style-name="P2"><text:span text:style-name="T1">- </text:span><text:span text:style-name="T8">Possibilité de</text:span><text:span text:style-name="T7"> placer un joueur en dehors du terrain</text:span></text:p>
      <text:p text:style-name="P7"><text:span text:style-name="T7">- </text:span><text:span text:style-name="T8">Possibilité de</text:span><text:span text:style-name="T7"> placer le ballon sur un joueur</text:span></text:p>
      <text:p text:style-name="P2"><text:span text:style-name="T1"/></text:p>
      <text:p text:style-name="P3"><text:span text:style-name="T3">Vue Lecture :</text:span></text:p>
      <text:p text:style-name="P3"><text:span text:style-name="T3">- </text:span><text:span text:style-name="T9">Permettre la lecture de la stratégie</text:span></text:p>
      <text:p text:style-name="P2"><text:span text:style-name="T1"/></text:p>
      <text:p text:style-name="P2"><text:span text:style-name="T1">Divers :</text:span></text:p>
      <text:p text:style-name="P4"><text:span text:style-name="T4">- Rédiger la documentation</text:span></text:p>
      <text:p text:style-name="P4"><text:span text:style-name="T1">- Choisir un nom pour le projet</text:span></text:p>
      <text:p text:style-name="P4"><text:span text:style-name="T1"/></text:p>
      <text:p text:style-name="P2"><text:span text:style-name="T1">Objectif pour la prochaine séance : les joueurs, leur saisie et leur déplacements sont fonctionnels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 </meta:initial-creator>
    <meta:creation-date>2013-03-22T16:01:43</meta:creation-date>
    <dc:date>2013-03-22T16:16:41</dc:date>
    <dc:creator>natha </dc:creator>
    <meta:editing-duration>PT7M58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1" meta:paragraph-count="20" meta:word-count="140" meta:character-count="740" meta:non-whitespace-character-count="620"/>
  </office:meta>
</office:document-meta>
</file>